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2a09aa" officeooo:paragraph-rsid="002b3676" style:font-weight-asian="bold" style:font-weight-complex="bold"/>
    </style:style>
    <style:style style:name="P3" style:family="paragraph" style:parent-style-name="Standard">
      <style:text-properties officeooo:paragraph-rsid="003677dc"/>
    </style:style>
    <style:style style:name="P4" style:family="paragraph" style:parent-style-name="Standard">
      <style:paragraph-properties fo:break-before="page"/>
      <style:text-properties fo:font-weight="bold" officeooo:rsid="001aee55" officeooo:paragraph-rsid="001aee55" style:font-weight-asian="bold" style:font-weight-complex="bold"/>
    </style:style>
    <style:style style:name="P5" style:family="paragraph" style:parent-style-name="Standard" style:list-style-name="L1">
      <style:text-properties officeooo:rsid="0038e5ce" officeooo:paragraph-rsid="0038e5ce"/>
    </style:style>
    <style:style style:name="P6" style:family="paragraph" style:parent-style-name="Standard">
      <style:text-properties officeooo:paragraph-rsid="0039283e"/>
    </style:style>
    <style:style style:name="P7" style:family="paragraph" style:parent-style-name="Standard">
      <style:text-properties fo:font-weight="normal" officeooo:rsid="0039283e" officeooo:paragraph-rsid="0039283e" style:font-weight-asian="normal" style:font-weight-complex="normal"/>
    </style:style>
    <style:style style:name="P8" style:family="paragraph" style:parent-style-name="Standard">
      <style:text-properties style:font-name="sans-serif" fo:font-size="10.8000001907349pt" fo:font-weight="normal" officeooo:rsid="003a75a2" officeooo:paragraph-rsid="003a75a2" style:font-weight-asian="normal" style:font-weight-complex="normal"/>
    </style:style>
    <style:style style:name="P9" style:family="paragraph" style:parent-style-name="Standard">
      <style:text-properties style:font-name="sans-serif" fo:font-size="10.8000001907349pt" fo:font-weight="normal" officeooo:rsid="003e764c" officeooo:paragraph-rsid="003e764c" style:font-weight-asian="normal" style:font-weight-complex="normal"/>
    </style:style>
    <style:style style:name="T1" style:family="text">
      <style:text-properties style:font-name="sans-serif" fo:font-size="10.8000001907349pt"/>
    </style:style>
    <style:style style:name="T2" style:family="text">
      <style:text-properties style:font-name="sans-serif" fo:font-size="10.8000001907349pt" fo:font-weight="bold" style:font-weight-asian="bold" style:font-weight-complex="bold"/>
    </style:style>
    <style:style style:name="T3" style:family="text">
      <style:text-properties officeooo:rsid="0039283e"/>
    </style:style>
    <style:style style:name="T4" style:family="text">
      <style:text-properties officeooo:rsid="003c0224"/>
    </style:style>
    <style:style style:name="T5" style:family="text">
      <style:text-properties officeooo:rsid="003e764c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SYSC2004 – Project Report</text:p>
      <text:p text:style-name="P1">Milestone <text:span text:style-name="T3">5</text:span></text:p>
      <text:p text:style-name="P1">Sebastien Marleau</text:p>
      <text:p text:style-name="P1">SN: 101155551</text:p>
      <text:p text:style-name="P4">Change log:</text:p>
      <text:list xml:id="list381188797" text:style-name="L1">
        <text:list-item>
          <text:p text:style-name="P5">Renamed ProductQuantityCollection to ProductStockContainer and renamed methods to fit the milestone requirements</text:p>
          <text:list>
            <text:list-item>
              <text:p text:style-name="P5">Did not follow the input type requirements on the methods, as I wanted to keep the productID abstraction between the StoreManager and the <text:span text:style-name="T3">containers</text:span></text:p>
            </text:list-item>
            <text:list-item>
              <text:p text:style-name="P5">Did not make ProductStockContainer abstract or an interface, but rather a superclass of Inventory and ShoppingCart. I feel like this model better represents the relationship</text:p>
              <text:list>
                <text:list-item>
                  <text:p text:style-name="P5">It makes sense for a ProductStockContainer to be instantiable, and so not <text:span text:style-name="T3">be </text:span>abstract. Such an instance would do just as the name suggests: act as a container for products with their related stock quantities.</text:p>
                </text:list-item>
                <text:list-item>
                  <text:p text:style-name="P5">ShoppingCart and Inventory are both types of ProductStockContainers with only very minor differences. <text:span text:style-name="T3">Hence they override a few methods, adding behavior on top of the superclass’ methods. </text:span></text:p>
                </text:list-item>
              </text:list>
            </text:list-item>
          </text:list>
        </text:list-item>
      </text:list>
      <text:p text:style-name="P3"/>
      <text:p text:style-name="P2">Questions</text:p>
      <text:p text:style-name="P6"><text:span text:style-name="T2">1.What is the difference between an interface and abstract class?</text:span></text:p>
      <text:p text:style-name="P7"><text:span text:style-name="T1">An abstract class already implements some methods and instance variables. It then marks some methods as “abstract” which must be overridden by sub-classes. Abstract classes act as a superclass, and must be inherited.</text:span></text:p>
      <text:p text:style-name="P7"><text:span text:style-name="T1"/></text:p>
      <text:p text:style-name="P7"><text:span text:style-name="T1">An interface could be described as an abstract class where no instance variables are defined, and all methods are marked as “abstract”. Interfaces though do not act as a superclass, but rather as a contract. Classes can “implement” multiple interfaces, and this just means they implement all methods set by the interfaces.</text:span></text:p>
      <text:p text:style-name="P7"><text:span text:style-name="T1"/></text:p>
      <text:p text:style-name="P7"><text:span text:style-name="T1">Both interfaces and abstract classes can be used as sub-types.</text:span></text:p>
      <text:p text:style-name="P6"><text:span text:style-name="T2"/></text:p>
      <text:p text:style-name="P6"><text:span text:style-name="T2"/></text:p>
      <text:p text:style-name="P6"><text:span text:style-name="T2">2.Why we should “code against”/”program to”an interface(in relation to OOP)?</text:span></text:p>
      <text:p text:style-name="P8"/>
      <text:p text:style-name="P8">Interfaces are used for common behavior across classes that have very distinct hierarchy trees. For example, a car and a <text:span text:style-name="T5">plane</text:span> can both move, and it may be useful to group such “movable” objects together. Without interfaces, you would have to make cars and <text:span text:style-name="T5">planes</text:span> extend a “movable” subclass. This <text:span text:style-name="T4">may work, but what if </text:span><text:span text:style-name="T5">planes want to share flying with birds. This would make a very complex and nonsensical inheritance tree.</text:span></text:p>
      <text:p text:style-name="P9"/>
      <text:p text:style-name="P9">Having interfaces allows us to group cars and planes under a “movable” interface, and planes and birds under a “flying” interface without them having to share a single line of code or a common ancestor in the inheritance tre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ans-serif" svg:font-family="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C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7cm" style:writing-mode="lr-tb"/>
      <style:text-properties fo:color="#000000" loext:opacity="100%" style:font-name="Liberation Serif" fo:font-size="12pt" fo:language="en" fo:country="C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13T00:02:22.287616334</dc:date>
    <meta:editing-duration>PT5H42M11S</meta:editing-duration>
    <meta:editing-cycles>14</meta:editing-cycles>
    <meta:generator>LibreOffice/7.1.2.2$Linux_X86_64 LibreOffice_project/10$Build-2</meta:generator>
    <meta:document-statistic meta:table-count="0" meta:image-count="0" meta:object-count="0" meta:page-count="2" meta:paragraph-count="18" meta:word-count="366" meta:character-count="2311" meta:non-whitespace-character-count="1966"/>
  </office:meta>
</office:document-meta>
</file>